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1aa3c" officeooo:paragraph-rsid="0001aa3c"/>
    </style:style>
    <style:style style:name="P2" style:family="paragraph" style:parent-style-name="Text_20_body">
      <style:text-properties officeooo:rsid="0001aa3c" officeooo:paragraph-rsid="0001aa3c"/>
    </style:style>
    <style:style style:name="P3" style:family="paragraph" style:parent-style-name="Text_20_body">
      <style:text-properties officeooo:rsid="0001aa3c" officeooo:paragraph-rsid="0001ed4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olítica de Cookies de Thunder Instruments**</text:p>
      <text:p text:style-name="P1"/>
      <text:p text:style-name="P2">Fecha de última actualización: [Fecha: 17/11/2023]</text:p>
      <text:p text:style-name="P2"/>
      <text:p text:style-name="P2">Bienvenido a Thunder Instruments, tu destino en línea para encontrar los mejores instrumentos musicales. Queremos que tengas la mejor experiencia posible al utilizar nuestro sitio web, y para lograrlo, utilizamos cookies y tecnologías similares. Esta política de cookies te proporcionará información detallada sobre cómo y por qué utilizamos cookies en Thunder Instruments.</text:p>
      <text:p text:style-name="P2"/>
      <text:p text:style-name="P2">**1. ¿Qué son las cookies?**</text:p>
      <text:p text:style-name="P2"/>
      <text:p text:style-name="P2">Las cookies son pequeños archivos de texto que se almacenan en tu dispositivo cuando visitas un sitio web. Estos archivos contienen información que puede ser leída por el sitio web en futuras visitas. Las cookies desempeñan un papel importante en la mejora de la experiencia del usuario y nos permiten proporcionar un servicio más eficiente y personalizado.</text:p>
      <text:p text:style-name="P2"/>
      <text:p text:style-name="P2">**2. Tipos de Cookies que Utilizamos**</text:p>
      <text:p text:style-name="P2"/>
      <text:p text:style-name="P2">* **Cookies Esenciales:** Estas cookies son necesarias para el funcionamiento básico de nuestro sitio web. Nos permiten gestionar la sesión del usuario y garantizar la seguridad durante la navegación.</text:p>
      <text:p text:style-name="P2"/>
      <text:p text:style-name="P2">* **Cookies de Rendimiento:** Estas cookies recopilan información sobre cómo los visitantes utilizan nuestro sitio web. Nos ayudan a entender qué áreas del sitio son más populares y a mejorar la funcionalidad del sitio.</text:p>
      <text:p text:style-name="P2"/>
      <text:p text:style-name="P2">* **Cookies Funcionales:** Estas cookies permiten que nuestro sitio web recuerde las elecciones que has realizado, como tu nombre de usuario, idioma o región, para proporcionar una experiencia más personalizada.</text:p>
      <text:p text:style-name="P2"/>
      <text:p text:style-name="P2">* **Cookies de Publicidad:** Utilizamos estas cookies para ofrecerte anuncios relevantes en nuestro sitio y en sitios de terceros. También nos ayudan a medir la efectividad de nuestras campañas publicitarias.</text:p>
      <text:p text:style-name="P2"/>
      <text:p text:style-name="P2">**3. Control de Cookies**</text:p>
      <text:p text:style-name="P2"/>
      <text:p text:style-name="P2"><text:soft-page-break/>Puedes gestionar las preferencias de cookies en tu navegador. La mayoría de los navegadores te permiten bloquear o eliminar las cookies, así como configurar tu navegador para que te notifique antes de que se almacene una cookie. Sin embargo, ten en cuenta que algunas partes de nuestro sitio web pueden no funcionar correctamente si deshabilitas las cookies.</text:p>
      <text:p text:style-name="P2"/>
      <text:p text:style-name="P2">**4. Cambios en la Política de Cookies**</text:p>
      <text:p text:style-name="P2"/>
      <text:p text:style-name="P2">Nos reservamos el derecho de modificar esta política de cookies en cualquier momento. Cualquier cambio significativo se comunicará a través de nuestro sitio web.</text:p>
      <text:p text:style-name="P2"/>
      <text:p text:style-name="P2">**5. Preguntas y Contacto**</text:p>
      <text:p text:style-name="P2"/>
      <text:p text:style-name="P2">Si tienes alguna pregunta sobre nuestra política de cookies o sobre tus datos personales, no dudes en ponerte en contacto con nuestro equipo de atención al cliente en [correo electrónico de atención al cliente].</text:p>
      <text:p text:style-name="P2"/>
      <text:p text:style-name="P2">Gracias por elegir Thunder Instruments. ¡Esperamos que disfrutes explorando nuestro mundo de instrumentos musical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17T13:52:19.527000000</meta:creation-date>
    <dc:date>2023-11-17T13:54:11.884000000</dc:date>
    <meta:editing-duration>PT1M51S</meta:editing-duration>
    <meta:editing-cycles>3</meta:editing-cycles>
    <meta:generator>LibreOffice/7.6.2.1$Windows_X86_64 LibreOffice_project/56f7684011345957bbf33a7ee678afaf4d2ba333</meta:generator>
    <meta:document-statistic meta:table-count="0" meta:image-count="0" meta:object-count="0" meta:page-count="2" meta:paragraph-count="17" meta:word-count="399" meta:character-count="2668" meta:non-whitespace-character-count="2286"/>
  </office:meta>
</office:document-meta>
</file>